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fo:border="0.06pt solid #000000"/>
      <style:text-properties fo:font-size="14pt" style:font-size-asian="14pt" style:font-size-complex="14pt"/>
    </style:style>
    <style:style style:name="ce9" style:family="table-cell" style:parent-style-name="Default" style:data-style-name="N106">
      <style:table-cell-properties fo:border="0.06pt solid #000000"/>
    </style:style>
    <style:style style:name="ce10" style:family="table-cell" style:parent-style-name="Default" style:data-style-name="N1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Φύλλο1" table:style-name="ta1" table:print-ranges="Φύλλο1.A3:Φύλλο1.F28">
        <table:table-column table:style-name="co1" table:default-cell-style-name="ce2"/>
        <table:table-column table:style-name="co2" table:default-cell-style-name="ce7"/>
        <table:table-column table:style-name="co3" table:default-cell-style-name="ce9"/>
        <table:table-column table:style-name="co1" table:number-columns-repeated="3" table:default-cell-style-name="ce2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Quagi 8 στοιχείων 12 – 13 dbi</text:p>
          </table:table-cell>
          <table:covered-table-cell table:style-name="ce4"/>
          <table:covered-table-cell table:style-name="ce2"/>
          <table:covered-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Συχνότητα</text:p>
          </table:table-cell>
          <table:table-cell table:style-name="ce5"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hz:</text:p>
          </table:table-cell>
          <table:table-cell table:style-name="ce6" office:value-type="float" office:value="434" calcext:value-type="float">
            <text:p>434</text:p>
          </table:table-cell>
          <table:table-cell table:style-name="ce8" table:formula="of:=300/[.B6]" office:value-type="float" office:value="0.691244239631336" calcext:value-type="float">
            <text:p>0,691</text:p>
          </table:table-cell>
          <table:table-cell table:style-name="ce11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3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Μήκος σύρματος</text:p>
          </table:table-cell>
          <table:table-cell table:style-name="ce5" office:value-type="string" calcext:value-type="string">
            <text:p>Πλευρά</text:p>
          </table:table-cell>
          <table:table-cell table:style-name="ce5" office:value-type="string" calcext:value-type="string">
            <text:p>Μήκος μον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Ανακλαστήρας</text:p>
          </table:table-cell>
          <table:table-cell table:formula="of:=[.C6]/0.9767*100" office:value-type="float" office:value="70.7734452371595" calcext:value-type="float">
            <text:p>70,8</text:p>
          </table:table-cell>
          <table:table-cell table:style-name="ce9" table:formula="of:=[.C9]/4" office:value-type="float" office:value="17.6933613092899" calcext:value-type="float">
            <text:p>17,7</text:p>
          </table:table-cell>
          <table:table-cell table:style-name="ce9" table:formula="of:=[.D9]+1" office:value-type="float" office:value="18.6933613092899" calcext:value-type="float">
            <text:p>18,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Στοιχείο τροφοδ.</text:p>
          </table:table-cell>
          <table:table-cell table:formula="of:=[.C6]/1.0272*100" office:value-type="float" office:value="67.2940264438606" calcext:value-type="float">
            <text:p>67,3</text:p>
          </table:table-cell>
          <table:table-cell table:style-name="ce9" table:formula="of:=[.C10]/4" office:value-type="float" office:value="16.8235066109652" calcext:value-type="float">
            <text:p>16,8</text:p>
          </table:table-cell>
          <table:table-cell table:style-name="ce9" table:formula="of:=[.D10]+1" office:value-type="float" office:value="17.8235066109652" calcext:value-type="float">
            <text:p>17,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ος Κατευθυντ.</text:p>
          </table:table-cell>
          <table:table-cell table:formula="of:=[.C6]/2.327*100" office:value-type="float" office:value="29.7053820211146" calcext:value-type="float">
            <text:p>29,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ος Κατευθυντ.</text:p>
          </table:table-cell>
          <table:table-cell table:formula="of:=[.C11]-0.16" office:value-type="float" office:value="29.5453820211146" calcext:value-type="float">
            <text:p>29,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ος Κατευθυντ.</text:p>
          </table:table-cell>
          <table:table-cell table:formula="of:=[.C12]-0.16" office:value-type="float" office:value="29.3853820211146" calcext:value-type="float">
            <text:p>29,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4ος Κατευθυντ.</text:p>
          </table:table-cell>
          <table:table-cell table:formula="of:=[.C13]-0.16" office:value-type="float" office:value="29.2253820211146" calcext:value-type="float">
            <text:p>29,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5ος Κατευθυντ.</text:p>
          </table:table-cell>
          <table:table-cell table:formula="of:=[.C14]-0.16" office:value-type="float" office:value="29.0653820211146" calcext:value-type="float">
            <text:p>29,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6ος Κατευθυντ.</text:p>
          </table:table-cell>
          <table:table-cell table:formula="of:=[.C15]-0.16" office:value-type="float" office:value="28.9053820211146" calcext:value-type="float">
            <text:p>28,9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R - DE</text:p>
          </table:table-cell>
          <table:table-cell table:formula="of:=[.C6]/3.9*100" office:value-type="float" office:value="17.7242112725984" calcext:value-type="float">
            <text:p>17,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 – D1</text:p>
          </table:table-cell>
          <table:table-cell table:formula="of:=[.C6]/5.22*100" office:value-type="float" office:value="13.2422268128609" calcext:value-type="float">
            <text:p>13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1 – D2</text:p>
          </table:table-cell>
          <table:table-cell table:formula="of:=[.C6]/2.49*100" office:value-type="float" office:value="27.7608128365998" calcext:value-type="float">
            <text:p>27,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2 - D3</text:p>
          </table:table-cell>
          <table:table-cell table:formula="of:=[.C6]/4.66*100" office:value-type="float" office:value="14.833567374063" calcext:value-type="float">
            <text:p>14,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3 – D4</text:p>
          </table:table-cell>
          <table:table-cell table:formula="of:=[.C6]/3.128*100" office:value-type="float" office:value="22.098601011232" calcext:value-type="float">
            <text:p>22,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4 – D5</text:p>
          </table:table-cell>
          <table:table-cell table:formula="of:=[.C6]/3.128*100" office:value-type="float" office:value="22.098601011232" calcext:value-type="float">
            <text:p>22,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5 – D6</text:p>
          </table:table-cell>
          <table:table-cell table:formula="of:=[.C6]/3.128*100" office:value-type="float" office:value="22.098601011232" calcext:value-type="float">
            <text:p>22,1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Συνολικό μήκος</text:p>
          </table:table-cell>
          <table:table-cell table:formula="of:=SUM([.C19:.C25])" office:value-type="float" office:value="139.856621329818" calcext:value-type="float">
            <text:p>139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Με στήριγμα</text:p>
          </table:table-cell>
          <table:table-cell table:style-name="ce10" table:formula="of:=[.C27]+20" office:value-type="float" office:value="159.856621329818" calcext:value-type="float">
            <text:p>1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3:00:58.236000000</meta:creation-date>
    <dc:date>2018-01-03T00:36:55.075000000</dc:date>
    <meta:editing-duration>PT1H24M53S</meta:editing-duration>
    <meta:editing-cycles>6</meta:editing-cycles>
    <meta:generator>LibreOffice/4.1.1.2$Windows_x86 LibreOffice_project/7e4286b58adc75a14f6d83f53a03b6c11fa2903</meta:generator>
    <meta:document-statistic meta:table-count="1" meta:cell-count="48" meta:object-count="0"/>
  </office:meta>
</office:document-meta>
</file>